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008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Postgres Notes</text:h>
      <text:p text:style-name="Standard">add these to database.yml</text:p>
      <text:p text:style-name="Standard"/>
      <text:p text:style-name="Standard">development:</text:p>
      <text:p text:style-name="Standard"><text:s text:c="2"/>adapter: postgresql</text:p>
      <text:p text:style-name="Standard"><text:s text:c="2"/>host: localhost</text:p>
      <text:p text:style-name="Standard"><text:s text:c="2"/>database: stocko_dev</text:p>
      <text:p text:style-name="Standard"><text:s text:c="2"/>username: stocko</text:p>
      <text:p text:style-name="Standard"><text:s text:c="2"/>password: stocko</text:p>
      <text:p text:style-name="Standard"><text:s text:c="2"/></text:p>
      <text:p text:style-name="Standard">Install pg gem</text:p>
      <text:p text:style-name="Standard"/>
      <text:p text:style-name="Standard">sudo bash</text:p>
      <text:p text:style-name="Standard">export ARCHFLAGS='-arch i386'; gem install pg</text:p>
      <text:p text:style-name="Standard"/>
      <text:p text:style-name="Standard">Or include pg gem inside the project</text:p>
      <text:p text:style-name="Standard"/>
      <text:h text:style-name="Heading_20_3" text:outline-level="3"><text:span text:style-name="T1">DONE! </text:span>StockPrice, MarketData, Array(of stock price or market data) custom methods</text:h>
      <text:p text:style-name="Standard">up? &lt;=&gt; close &gt; open</text:p>
      <text:p text:style-name="Standard">down? &lt;=&gt; close &lt; open</text:p>
      <text:p text:style-name="Standard">change &lt;=&gt; (close - open)/open</text:p>
      <text:p text:style-name="Standard">max_change &lt;=&gt; (high - low)/open</text:p>
      <text:p text:style-name="Standard">next(days = 1) &lt;=&gt; StockPrice of next 1 or N days</text:p>
      <text:p text:style-name="Standard">prev(days = 1) &lt;=&gt; StockPrice of prev 1 or N days</text:p>
      <text:p text:style-name="Standard"/>
      <text:h text:style-name="Heading_20_3" text:outline-level="3"><text:span text:style-name="T1">DONE! </text:span>Array(of stock price or market data) custom methods</text:h>
      <text:p text:style-name="Standard">volume(average), high, low, open, close, start_date, end_date </text:p>
      <text:p text:style-name="Standard">stock_array?</text:p>
      <text:p text:style-name="Standard">stock_price_array?</text:p>
      <text:p text:style-name="Standard">market_data_array?</text:p>
      <text:p text:style-name="Standard">group_by_date =&gt; array of (array of consecutive stock prices) </text:p>
      <text:p text:style-name="Standard"/>
      <text:h text:style-name="Heading_20_3" text:outline-level="3"><text:span text:style-name="T1">DONE! </text:span>Add stock names as class methods to Stock, e.g. Stock.ibm</text:h>
      <text:h text:style-name="Heading_20_3" text:outline-level="3">Alias S to Stock, M to Market </text:h>
      <text:p text:style-name="Standard">May be a bad idea. the API should be as readable as possible, e.g. Stock.ibm is better than S.ibm</text:p>
      <text:p text:style-name="Standard"/>
      <text:h text:style-name="Heading_20_3" text:outline-level="3"><text:span text:style-name="T1">DONE! </text:span>Delegate array#volume, open, close, high, low, change, max_change etc to its elements (stock prices or market data)</text:h>
      <text:h text:style-name="Heading_20_3" text:outline-level="3"><text:span text:style-name="T1">DONE! </text:span>stock_price.change_between(from, to, days=1)</text:h>
      <text:p text:style-name="Standard">stock_price.change_less_than(value, days=1) # absolute change is less than value</text:p>
      <text:p text:style-name="Standard">stock_price.change_greater_than(value, days=1) # absolute change is greater than value</text:p>
      <text:h text:style-name="Heading_20_3" text:outline-level="3"><text:span text:style-name="T1">DONE! </text:span>When load stock prices, populate dates table with date, year, month, first/last of month</text:h>
      <text:h text:style-name="Heading_20_3" text:outline-level="3">Check how irb and script/console is implemented, we probably can plug in a context object?!</text:h>
      <text:h text:style-name="Heading_20_3" text:outline-level="3">Add tags table, tag will have unique id, name and configs serialized in JSON or YAML format, for tags like consecutive_price_up, it is mapped to the first and last date of stock price object</text:h>
      <text:p text:style-name="Standard"/>
      <text:h text:style-name="Heading_20_2" text:outline-level="2">StockoService</text:h>
      <text:p text:style-name="Standard">#market returns default market or the one set explicitly</text:p>
      <text:p text:style-name="Standard">Dynamically defines stock name methods and cache them</text:p>
      <text:p text:style-name="Standard">Handles stocko dsl in file or IRB</text:p>
      <text:p text:style-name="Standard">Works like jQuery</text:p>
      <text:p text:style-name="Standard"/>
      <text:h text:style-name="Heading_20_2" text:outline-level="2">The command line utility - stocko</text:h>
      <text:p text:style-name="Standard">$stocko first.rb second.rb <text:s/>=&gt; processes first.rb, second.rb</text:p>
      <text:p text:style-name="Standard">$stocko <text:s text:c="2"/>=&gt; enters interactive mode</text:p>
      <text:p text:style-name="Standard">$stocko <text:s/>first.rb second.rb <text:s/>=&gt; processes first.rb, second.rb, then enters interactive mode</text:p>
      <text:p text:style-name="Standard">Reads ~/.stocko/init.rb if exists?</text:p>
      <text:p text:style-name="Standard">Generates a whole stocko app (like Rail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10-18T20:18:12</meta:creation-date>
    <dc:date>2008-10-18T21:37:51</dc:date>
    <dc:language>en-US</dc:language>
    <meta:editing-cycles>6</meta:editing-cycles>
    <meta:editing-duration>PT1H19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7" meta:word-count="346" meta:character-count="2134"/>
  </office:meta>
</office:document-meta>
</file>